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6e4f27" officeooo:paragraph-rsid="006e4f27" style:font-weight-asian="bold" style:font-weight-complex="bold"/>
    </style:style>
    <style:style style:name="P2" style:family="paragraph" style:parent-style-name="Preformatted_20_Text">
      <style:text-properties fo:font-weight="bold" officeooo:rsid="006ee77b" officeooo:paragraph-rsid="006ee77b" style:font-weight-asian="bold" style:font-weight-complex="bold"/>
    </style:style>
    <style:style style:name="P3" style:family="paragraph" style:parent-style-name="Preformatted_20_Text">
      <style:text-properties fo:font-weight="bold" officeooo:rsid="0070d6e2" officeooo:paragraph-rsid="0070d6e2" style:font-weight-asian="bold" style:font-weight-complex="bold"/>
    </style:style>
    <style:style style:name="P4" style:family="paragraph" style:parent-style-name="Preformatted_20_Text">
      <style:text-properties fo:font-weight="bold" officeooo:rsid="007154f4" officeooo:paragraph-rsid="007154f4" style:font-weight-asian="bold" style:font-weight-complex="bold"/>
    </style:style>
    <style:style style:name="P5" style:family="paragraph" style:parent-style-name="Preformatted_20_Text">
      <style:text-properties fo:font-weight="bold" officeooo:rsid="0073380a" officeooo:paragraph-rsid="0073380a" style:font-weight-asian="bold" style:font-weight-complex="bold"/>
    </style:style>
    <style:style style:name="P6" style:family="paragraph" style:parent-style-name="Preformatted_20_Text">
      <style:text-properties fo:font-weight="bold" officeooo:rsid="0073c5d5" officeooo:paragraph-rsid="0073c5d5" style:font-weight-asian="bold" style:font-weight-complex="bold"/>
    </style:style>
    <style:style style:name="P7" style:family="paragraph" style:parent-style-name="Preformatted_20_Text">
      <style:text-properties fo:font-weight="bold" officeooo:rsid="0076b7e6" officeooo:paragraph-rsid="0076b7e6" style:font-weight-asian="bold" style:font-weight-complex="bold"/>
    </style:style>
    <style:style style:name="P8" style:family="paragraph" style:parent-style-name="Preformatted_20_Text">
      <style:text-properties fo:font-weight="bold" officeooo:rsid="0076b7e6" officeooo:paragraph-rsid="0076b7e6" style:font-weight-asian="bold" style:font-weight-complex="bold"/>
    </style:style>
    <style:style style:name="P9" style:family="paragraph" style:parent-style-name="Preformatted_20_Text">
      <style:text-properties fo:font-weight="bold" officeooo:rsid="0077e0ae" officeooo:paragraph-rsid="0077e0ae" style:font-weight-asian="bold" style:font-weight-complex="bold"/>
    </style:style>
    <style:style style:name="P10" style:family="paragraph" style:parent-style-name="Preformatted_20_Text">
      <style:text-properties fo:font-weight="bold" officeooo:rsid="00789176" officeooo:paragraph-rsid="0078917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D05</text:p>
      <text:p text:style-name="P1"/>
      <text:p text:style-name="P2">ex00</text:p>
      <text:p text:style-name="P2"/>
      <text:p text:style-name="P2">int<text:tab/>ft_strcmp(char *s1, char *s2)</text:p>
      <text:p text:style-name="P2">{</text:p>
      <text:p text:style-name="P2"><text:tab/>while (*s1 != '\0' &amp;&amp; (*s1 == *s2))</text:p>
      <text:p text:style-name="P2"><text:tab/>{</text:p>
      <text:p text:style-name="P2"><text:tab/><text:tab/>s1++;</text:p>
      <text:p text:style-name="P2"><text:tab/><text:tab/>s2++;</text:p>
      <text:p text:style-name="P2"><text:tab/>}</text:p>
      <text:p text:style-name="P2"><text:tab/>return (*(unsigned char*)s1 - *(unsigned char*)s2);</text:p>
      <text:p text:style-name="P2">}</text:p>
      <text:p text:style-name="P2"/>
      <text:p text:style-name="P2">_______________</text:p>
      <text:p text:style-name="P2"/>
      <text:p text:style-name="P2">int<text:tab/><text:tab/>ft_strcmp(char *s1, char *s2)</text:p>
      <text:p text:style-name="P2">{</text:p>
      <text:p text:style-name="P2"><text:tab/>int<text:tab/><text:tab/>i;</text:p>
      <text:p text:style-name="P2"/>
      <text:p text:style-name="P2"><text:tab/>i = 0;</text:p>
      <text:p text:style-name="P2"><text:tab/>while (s1[i] == s2[i] &amp;&amp; s1[i] &amp; s2[i])</text:p>
      <text:p text:style-name="P2"><text:tab/><text:tab/>i++;</text:p>
      <text:p text:style-name="P2"><text:tab/>return (s1[i] - s2[i]);</text:p>
      <text:p text:style-name="P2">}</text:p>
      <text:p text:style-name="P2"/>
      <text:p text:style-name="P2">_________________</text:p>
      <text:p text:style-name="P2"/>
      <text:p text:style-name="P4">Emilio fevrier 2019</text:p>
      <text:p text:style-name="P4"/>
      <text:p text:style-name="P4">#include &lt;stdio.h&gt; </text:p>
      <text:p text:style-name="P4">#include &lt;string.h&gt; </text:p>
      <text:p text:style-name="P4"/>
      <text:p text:style-name="P4">int<text:tab/><text:tab/>ft_strcmp(char *s1, char *s2) </text:p>
      <text:p text:style-name="P4">{ </text:p>
      <text:p text:style-name="P4"><text:tab/>int<text:tab/>i; </text:p>
      <text:p text:style-name="P4"/>
      <text:p text:style-name="P4"><text:tab/>i = 0; </text:p>
      <text:p text:style-name="P4"><text:tab/>while (s1[i] == s2[i] &amp;&amp; s1[i] != '\0' &amp;&amp; s2[i] != '\0') </text:p>
      <text:p text:style-name="P4"><text:tab/><text:tab/>i++; </text:p>
      <text:p text:style-name="P4"><text:tab/>return (s1[i] - s2[i]); </text:p>
      <text:p text:style-name="P4">} </text:p>
      <text:p text:style-name="P4"/>
      <text:p text:style-name="P4">int<text:tab/><text:tab/>main(int argc, char **argv) </text:p>
      <text:p text:style-name="P4">{ </text:p>
      <text:p text:style-name="P4"><text:tab/>printf("real strcmp : %c\n", strcmp(argv[1],argv[2])); </text:p>
      <text:p text:style-name="P4"><text:tab/>printf("my strcmp : %c\n", strcmp(argv[1],argv[2])); </text:p>
      <text:p text:style-name="P4"><text:tab/>return (0); </text:p>
      <text:p text:style-name="P4">}</text:p>
      <text:p text:style-name="P2"/>
      <text:p text:style-name="P3">ex01</text:p>
      <text:p text:style-name="P3"/>
      <text:p text:style-name="P3"/>
      <text:p text:style-name="P3">int<text:tab/>ft_strncmp(char *s1, char *s2, unsigned int n)</text:p>
      <text:p text:style-name="P3">{</text:p>
      <text:p text:style-name="P3"><text:tab/>while (*s1 != '\0' &amp;&amp; *s2 != '\0' &amp;&amp; n &gt; 0)</text:p>
      <text:p text:style-name="P3"><text:tab/>{</text:p>
      <text:p text:style-name="P3"><text:tab/><text:tab/>if (*s1 != *s2)</text:p>
      <text:p text:style-name="P3"><text:tab/><text:tab/><text:tab/>break ;</text:p>
      <text:p text:style-name="P3"><text:tab/><text:tab/>s1++;</text:p>
      <text:p text:style-name="P3"><text:tab/><text:tab/>s2++;</text:p>
      <text:p text:style-name="P3"><text:tab/><text:tab/>n--;</text:p>
      <text:p text:style-name="P3"><text:tab/>}</text:p>
      <text:p text:style-name="P3"><text:tab/>if (n == 0)</text:p>
      <text:p text:style-name="P3"><text:tab/><text:tab/>return (0);</text:p>
      <text:p text:style-name="P3"><text:tab/>return (*(unsigned char*)s1 - *(unsigned char*)s2);</text:p>
      <text:p text:style-name="P3">}</text:p>
      <text:p text:style-name="P3"/>
      <text:p text:style-name="P3">_________</text:p>
      <text:p text:style-name="P3"/>
      <text:p text:style-name="P3"><text:soft-page-break/>int<text:tab/><text:tab/>ft_strncmp(char *s1, char *s2, unsigned int n)</text:p>
      <text:p text:style-name="P3">{</text:p>
      <text:p text:style-name="P3"><text:tab/>unsigned int<text:tab/>i;</text:p>
      <text:p text:style-name="P3"/>
      <text:p text:style-name="P3"><text:tab/>i = 0;</text:p>
      <text:p text:style-name="P3"><text:tab/>if (n == 0)</text:p>
      <text:p text:style-name="P3"><text:tab/><text:tab/>return (0);</text:p>
      <text:p text:style-name="P3"><text:tab/>while (i + 1 &lt; n &amp;&amp; (s1[i] == s2[i] &amp;&amp; (s1[i]) &amp;&amp; (s2[i])))</text:p>
      <text:p text:style-name="P3"><text:tab/><text:tab/>i++;</text:p>
      <text:p text:style-name="P3"><text:tab/>return (s1[i] - s2[i]);</text:p>
      <text:p text:style-name="P3">}</text:p>
      <text:p text:style-name="P3"/>
      <text:p text:style-name="P5">ex02</text:p>
      <text:p text:style-name="P5"/>
      <text:p text:style-name="P5">char<text:tab/>*ft_strcat(char *dest, char *src)</text:p>
      <text:p text:style-name="P5">{</text:p>
      <text:p text:style-name="P5"><text:tab/>int<text:tab/><text:tab/>i;</text:p>
      <text:p text:style-name="P5"><text:tab/>int<text:tab/><text:tab/>j;</text:p>
      <text:p text:style-name="P5"/>
      <text:p text:style-name="P5"><text:tab/>i = 0;</text:p>
      <text:p text:style-name="P5"><text:tab/>while (dest[i])</text:p>
      <text:p text:style-name="P5"><text:tab/><text:tab/>i++;</text:p>
      <text:p text:style-name="P5"><text:tab/>j = 0;</text:p>
      <text:p text:style-name="P5"><text:tab/>while (src[j])</text:p>
      <text:p text:style-name="P5"><text:tab/>{</text:p>
      <text:p text:style-name="P5"><text:tab/><text:tab/>dest[i] = src[j];</text:p>
      <text:p text:style-name="P5"><text:tab/><text:tab/>i++;</text:p>
      <text:p text:style-name="P5"><text:tab/><text:tab/>j++;</text:p>
      <text:p text:style-name="P5"><text:tab/>}</text:p>
      <text:p text:style-name="P5"><text:tab/>dest[i] = '\0';</text:p>
      <text:p text:style-name="P5"><text:tab/>return (dest);</text:p>
      <text:p text:style-name="P5">}</text:p>
      <text:p text:style-name="P5"/>
      <text:p text:style-name="P5">____________________</text:p>
      <text:p text:style-name="P5"/>
      <text:p text:style-name="P5">char<text:tab/>*ft_strcat(char *dest, char *src)</text:p>
      <text:p text:style-name="P5">{</text:p>
      <text:p text:style-name="P5"><text:tab/>char<text:tab/>*dst;</text:p>
      <text:p text:style-name="P5"/>
      <text:p text:style-name="P5"><text:tab/>dst = dest;</text:p>
      <text:p text:style-name="P5"><text:tab/>while (*dst != '\0')</text:p>
      <text:p text:style-name="P5"><text:tab/><text:tab/>dst++;</text:p>
      <text:p text:style-name="P5"><text:tab/>while (*src != '\0')</text:p>
      <text:p text:style-name="P5"><text:tab/>{</text:p>
      <text:p text:style-name="P5"><text:tab/><text:tab/>*dst = *(unsigned char *)src;</text:p>
      <text:p text:style-name="P5"><text:tab/><text:tab/>dst++;</text:p>
      <text:p text:style-name="P5"><text:tab/><text:tab/>src++;</text:p>
      <text:p text:style-name="P5"><text:tab/>}</text:p>
      <text:p text:style-name="P5"><text:tab/>*dst = '\0';</text:p>
      <text:p text:style-name="P5"><text:tab/>return (dest);</text:p>
      <text:p text:style-name="P5">}</text:p>
      <text:p text:style-name="P5"/>
      <text:p text:style-name="P6">ex03</text:p>
      <text:p text:style-name="P6"/>
      <text:p text:style-name="P6">char<text:tab/>*ft_strncat(char *dest, char *src, unsigned int nb)</text:p>
      <text:p text:style-name="P6">{</text:p>
      <text:p text:style-name="P6"><text:tab/>int<text:tab/><text:tab/><text:tab/><text:tab/>i;</text:p>
      <text:p text:style-name="P6"><text:tab/>unsigned int<text:tab/>j;</text:p>
      <text:p text:style-name="P6"/>
      <text:p text:style-name="P6"><text:tab/>i = 0;</text:p>
      <text:p text:style-name="P6"><text:tab/>while (dest[i])</text:p>
      <text:p text:style-name="P6"><text:tab/><text:tab/>i++;</text:p>
      <text:p text:style-name="P6"><text:tab/>j = 0;</text:p>
      <text:p text:style-name="P6"><text:tab/>while (src[j] &amp;&amp; j &lt; nb)</text:p>
      <text:p text:style-name="P6"><text:tab/>{</text:p>
      <text:p text:style-name="P6"><text:tab/><text:tab/>dest[i] = src[j];</text:p>
      <text:p text:style-name="P6"><text:tab/><text:tab/>i++;</text:p>
      <text:p text:style-name="P6"><text:tab/><text:tab/>j++;</text:p>
      <text:p text:style-name="P6"><text:tab/>}</text:p>
      <text:p text:style-name="P6"><text:tab/>dest[i] = '\0';</text:p>
      <text:p text:style-name="P6"><text:soft-page-break/><text:tab/>return (dest);</text:p>
      <text:p text:style-name="P6">}</text:p>
      <text:p text:style-name="P6"/>
      <text:p text:style-name="P6">________________</text:p>
      <text:p text:style-name="P6"/>
      <text:p text:style-name="P6">char<text:tab/>*ft_strncat(char *dest, char *src, unsigned int nb)</text:p>
      <text:p text:style-name="P6">{</text:p>
      <text:p text:style-name="P6"><text:tab/>char<text:tab/>*dst;</text:p>
      <text:p text:style-name="P6"/>
      <text:p text:style-name="P6"><text:tab/>dst = dest;</text:p>
      <text:p text:style-name="P6"><text:tab/>while (*dst != '\0')</text:p>
      <text:p text:style-name="P6"><text:tab/><text:tab/>dst++;</text:p>
      <text:p text:style-name="P6"><text:tab/>while (*src != '\0' &amp;&amp; nb &gt; 0)</text:p>
      <text:p text:style-name="P6"><text:tab/>{</text:p>
      <text:p text:style-name="P6"><text:tab/><text:tab/>*dst = *(unsigned char *)src;</text:p>
      <text:p text:style-name="P6"><text:tab/><text:tab/>dst++;</text:p>
      <text:p text:style-name="P6"><text:tab/><text:tab/>src++;</text:p>
      <text:p text:style-name="P6"><text:tab/><text:tab/>nb--;</text:p>
      <text:p text:style-name="P6"><text:tab/>}</text:p>
      <text:p text:style-name="P6"><text:tab/>*dst = '\0';</text:p>
      <text:p text:style-name="P6"><text:tab/>return (dest);</text:p>
      <text:p text:style-name="P6">}</text:p>
      <text:p text:style-name="P6"/>
      <text:p text:style-name="P7">ex04</text:p>
      <text:p text:style-name="P7"/>
      <text:p text:style-name="P7">char<text:tab/>*ft_strstr(char *str, char *to_find)</text:p>
      <text:p text:style-name="P7">{</text:p>
      <text:p text:style-name="P7"><text:tab/>int i;</text:p>
      <text:p text:style-name="P7"><text:tab/>int j;</text:p>
      <text:p text:style-name="P7"/>
      <text:p text:style-name="P7"><text:tab/>i = 0;</text:p>
      <text:p text:style-name="P7"><text:tab/>if (to_find[i] == '\0')</text:p>
      <text:p text:style-name="P7"><text:tab/><text:tab/>return (str);</text:p>
      <text:p text:style-name="P7"><text:tab/>while (str[i])</text:p>
      <text:p text:style-name="P7"><text:tab/>{</text:p>
      <text:p text:style-name="P7"><text:tab/><text:tab/>j = 0;</text:p>
      <text:p text:style-name="P7"><text:tab/><text:tab/>while (to_find[j] == str[i + j])</text:p>
      <text:p text:style-name="P7"><text:tab/><text:tab/>{</text:p>
      <text:p text:style-name="P7"><text:tab/><text:tab/><text:tab/>if (to_find[j + 1] == '\0')</text:p>
      <text:p text:style-name="P7"><text:tab/><text:tab/><text:tab/><text:tab/>return (&amp;str[i]);</text:p>
      <text:p text:style-name="P7"><text:tab/><text:tab/><text:tab/>j++;</text:p>
      <text:p text:style-name="P7"><text:tab/><text:tab/>}</text:p>
      <text:p text:style-name="P7"><text:tab/><text:tab/>i++;</text:p>
      <text:p text:style-name="P7"><text:tab/>}</text:p>
      <text:p text:style-name="P7"><text:tab/>return (0);</text:p>
      <text:p text:style-name="P7">}</text:p>
      <text:p text:style-name="P7"/>
      <text:p text:style-name="P7">__________________________</text:p>
      <text:p text:style-name="P7"/>
      <text:p text:style-name="P7">char<text:tab/>*ft_strstr(char *str, char *to_find)</text:p>
      <text:p text:style-name="P7">{</text:p>
      <text:p text:style-name="P7"><text:tab/>char *haystack;</text:p>
      <text:p text:style-name="P7"><text:tab/>char *needle;</text:p>
      <text:p text:style-name="P7"/>
      <text:p text:style-name="P7"><text:tab/>if (*to_find == '\0')</text:p>
      <text:p text:style-name="P7"><text:tab/><text:tab/>return (str);</text:p>
      <text:p text:style-name="P7"><text:tab/>haystack = str;</text:p>
      <text:p text:style-name="P7"><text:tab/>needle = to_find;</text:p>
      <text:p text:style-name="P7"><text:tab/>while (true)</text:p>
      <text:p text:style-name="P7"><text:tab/>{</text:p>
      <text:p text:style-name="P7"><text:tab/><text:tab/>if (*needle == '\0')</text:p>
      <text:p text:style-name="P7"><text:tab/><text:tab/><text:tab/>return ((char *)(haystack - (needle - to_find)));</text:p>
      <text:p text:style-name="P7"><text:tab/><text:tab/>if (*haystack == *needle)</text:p>
      <text:p text:style-name="P7"><text:tab/><text:tab/><text:tab/>needle++;</text:p>
      <text:p text:style-name="P7"><text:tab/><text:tab/>else</text:p>
      <text:p text:style-name="P7"><text:tab/><text:tab/><text:tab/>needle = to_find;</text:p>
      <text:p text:style-name="P7"><text:tab/><text:tab/>if (*haystack == '\0')</text:p>
      <text:p text:style-name="P7"><text:tab/><text:tab/><text:tab/>break ;</text:p>
      <text:p text:style-name="P7"><text:tab/><text:tab/>haystack++;</text:p>
      <text:p text:style-name="P7"><text:tab/>}</text:p>
      <text:p text:style-name="P7"><text:soft-page-break/><text:tab/>return (0);</text:p>
      <text:p text:style-name="P7">}</text:p>
      <text:p text:style-name="P7"/>
      <text:p text:style-name="P9">ex05</text:p>
      <text:p text:style-name="P9"/>
      <text:p text:style-name="P9"/>
      <text:p text:style-name="P7">unsigned int<text:tab/>ft_strlen(char *str)</text:p>
      <text:p text:style-name="P7">{</text:p>
      <text:p text:style-name="P7"><text:tab/>int<text:tab/><text:tab/>i;</text:p>
      <text:p text:style-name="P7"/>
      <text:p text:style-name="P7"><text:tab/>i = 0;</text:p>
      <text:p text:style-name="P7"><text:tab/>while (str[i])</text:p>
      <text:p text:style-name="P7"><text:tab/><text:tab/>i++;</text:p>
      <text:p text:style-name="P7"><text:tab/>return (i);</text:p>
      <text:p text:style-name="P7">}</text:p>
      <text:p text:style-name="P7"/>
      <text:p text:style-name="P7">unsigned int<text:tab/>ft_strlcat(char *dest, char *src, unsigned int size)</text:p>
      <text:p text:style-name="P7">{</text:p>
      <text:p text:style-name="P7"><text:tab/>unsigned int<text:tab/>i;</text:p>
      <text:p text:style-name="P7"><text:tab/>unsigned int<text:tab/>j;</text:p>
      <text:p text:style-name="P7"><text:tab/>unsigned int<text:tab/>destlen;</text:p>
      <text:p text:style-name="P7"/>
      <text:p text:style-name="P7"><text:tab/>i = 0;</text:p>
      <text:p text:style-name="P7"><text:tab/>if (size == 0)</text:p>
      <text:p text:style-name="P7"><text:tab/><text:tab/>return (ft_strlen(src));</text:p>
      <text:p text:style-name="P7"><text:tab/>while (dest[i])</text:p>
      <text:p text:style-name="P7"><text:tab/><text:tab/>i++;</text:p>
      <text:p text:style-name="P7"><text:tab/>j = 0;</text:p>
      <text:p text:style-name="P7"><text:tab/>destlen = i;</text:p>
      <text:p text:style-name="P7"><text:tab/>while (src[i] &amp;&amp; j + i &lt; size - 1)</text:p>
      <text:p text:style-name="P7"><text:tab/>{</text:p>
      <text:p text:style-name="P7"><text:tab/><text:tab/>dest[i + j] = src[j];</text:p>
      <text:p text:style-name="P7"><text:tab/><text:tab/>j++;</text:p>
      <text:p text:style-name="P7"><text:tab/>}</text:p>
      <text:p text:style-name="P7"><text:tab/>if (j &lt; size)</text:p>
      <text:p text:style-name="P7"><text:tab/><text:tab/>dest[i + j] = '\0';</text:p>
      <text:p text:style-name="P7"><text:tab/>if (size &lt; destlen)</text:p>
      <text:p text:style-name="P7"><text:tab/><text:tab/>return (ft_strlen(src) + size);</text:p>
      <text:p text:style-name="P7"><text:tab/>return (destlen + ft_strlen(src));</text:p>
      <text:p text:style-name="P7">}</text:p>
      <text:p text:style-name="P7"/>
      <text:p text:style-name="P10">_______________</text:p>
      <text:p text:style-name="P10"/>
      <text:p text:style-name="P10">unsigned int<text:tab/>ft_str_length_fast(char *dest)</text:p>
      <text:p text:style-name="P10">{</text:p>
      <text:p text:style-name="P10"><text:tab/>unsigned int<text:tab/>count;</text:p>
      <text:p text:style-name="P10"/>
      <text:p text:style-name="P10"><text:tab/>count = 0;</text:p>
      <text:p text:style-name="P10"><text:tab/>while (dest[count] != '\0')</text:p>
      <text:p text:style-name="P10"><text:tab/><text:tab/>count++;</text:p>
      <text:p text:style-name="P10"><text:tab/>return (count);</text:p>
      <text:p text:style-name="P10">}</text:p>
      <text:p text:style-name="P10"/>
      <text:p text:style-name="P10">unsigned int<text:tab/>ft_strlcat(char *dest, char *src, unsigned int size)</text:p>
      <text:p text:style-name="P10">{</text:p>
      <text:p text:style-name="P10"><text:tab/>char<text:tab/><text:tab/><text:tab/>*dst;</text:p>
      <text:p text:style-name="P10"><text:tab/>char<text:tab/><text:tab/><text:tab/>*src_start;</text:p>
      <text:p text:style-name="P10"><text:tab/>unsigned int<text:tab/>dst_length;</text:p>
      <text:p text:style-name="P10"><text:tab/>unsigned int<text:tab/>remaing;</text:p>
      <text:p text:style-name="P10"/>
      <text:p text:style-name="P10"><text:tab/>dst = dest;</text:p>
      <text:p text:style-name="P10"><text:tab/>src_start = src;</text:p>
      <text:p text:style-name="P10"><text:tab/>remaing = size;</text:p>
      <text:p text:style-name="P10"><text:tab/>while (remaing-- != 0 &amp;&amp; *dst != '\0')</text:p>
      <text:p text:style-name="P10"><text:tab/><text:tab/>dst++;</text:p>
      <text:p text:style-name="P10"><text:tab/>dst_length = dst - dest;</text:p>
      <text:p text:style-name="P10"><text:tab/>remaing = size - dst_length;</text:p>
      <text:p text:style-name="P10"><text:tab/>if (remaing == 0)</text:p>
      <text:p text:style-name="P10"><text:tab/><text:tab/>return (dst_length + ft_str_length_fast(src));</text:p>
      <text:p text:style-name="P10"><text:tab/>while (*src != '\0')</text:p>
      <text:p text:style-name="P10"><text:soft-page-break/><text:tab/>{</text:p>
      <text:p text:style-name="P10"><text:tab/><text:tab/>if (remaing &gt; 1)</text:p>
      <text:p text:style-name="P10"><text:tab/><text:tab/>{</text:p>
      <text:p text:style-name="P10"><text:tab/><text:tab/><text:tab/>*dst++ = *src;</text:p>
      <text:p text:style-name="P10"><text:tab/><text:tab/><text:tab/>remaing--;</text:p>
      <text:p text:style-name="P10"><text:tab/><text:tab/>}</text:p>
      <text:p text:style-name="P10"><text:tab/><text:tab/>src++;</text:p>
      <text:p text:style-name="P10"><text:tab/>}</text:p>
      <text:p text:style-name="P10"><text:tab/>*dst = '\0';</text:p>
      <text:p text:style-name="P10"><text:tab/>return (dst_length + (src - src_start));</text:p>
      <text:p text:style-name="P10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5T12:08:58.956809501</dc:date>
    <meta:editing-duration>PT16H21M29S</meta:editing-duration>
    <meta:editing-cycles>91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5" meta:paragraph-count="245" meta:word-count="660" meta:character-count="3708" meta:non-whitespace-character-count="3009"/>
  </office:meta>
</office:document-meta>
</file>